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321b2c" officeooo:paragraph-rsid="00321b2c" fo:background-color="#ffffff"/>
    </style:style>
    <style:style style:name="P2" style:family="paragraph" style:parent-style-name="Standard">
      <style:paragraph-properties fo:margin-top="0cm" fo:margin-bottom="0cm" style:contextual-spacing="false" fo:text-align="center" style:justify-single-word="false"/>
      <style:text-properties style:font-name="Liberation Serif" officeooo:paragraph-rsid="00074137"/>
    </style:style>
    <style:style style:name="P3"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name-asian="Times New Roman" style:font-size-asian="12pt" style:font-name-complex="Times New Roman" style:font-size-complex="12pt"/>
    </style:style>
    <style:style style:name="P4"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name-asian="Times New Roman" style:font-size-asian="12pt" style:font-name-complex="Times New Roman"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Liberation Serif" fo:font-size="12pt" officeooo:paragraph-rsid="00074137" style:font-size-asian="12pt" style:font-size-complex="12pt"/>
    </style:style>
    <style:style style:name="P6" style:family="paragraph" style:parent-style-name="Standard">
      <style:paragraph-properties fo:margin-top="0cm" fo:margin-bottom="0cm" style:contextual-spacing="false" fo:line-height="150%" fo:text-align="end" style:justify-single-word="false"/>
      <style:text-properties style:font-name="Liberation Serif" fo:font-size="12pt" officeooo:paragraph-rsid="00074137" style:font-size-asian="12pt" style:font-size-complex="12pt"/>
    </style:style>
    <style:style style:name="P7" style:family="paragraph" style:parent-style-name="Standard">
      <style:paragraph-properties fo:margin-top="0cm" fo:margin-bottom="0cm" style:contextual-spacing="false" fo:line-height="150%" fo:text-align="center" style:justify-single-word="false"/>
      <style:text-properties style:font-name="Liberation Serif" fo:font-size="12pt" officeooo:rsid="000fa4a3" officeooo:paragraph-rsid="00074137" style:font-size-asian="12pt" style:font-size-complex="12pt"/>
    </style:style>
    <style:style style:name="P8" style:family="paragraph" style:parent-style-name="Standard">
      <style:paragraph-properties fo:margin-top="0cm" fo:margin-bottom="0cm" style:contextual-spacing="false" fo:text-align="center" style:justify-single-word="false"/>
      <style:text-properties style:font-name="Liberation Serif" fo:font-size="12pt" style:text-underline-style="none" fo:font-weight="bold" officeooo:rsid="000c7bd4" officeooo:paragraph-rsid="000c7bd4" style:font-size-asian="12pt" style:font-weight-asian="bold" style:font-size-complex="12pt" style:font-weight-complex="bold"/>
    </style:style>
    <style:style style:name="P9"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size-asian="12pt" style:font-weight-asian="normal" style:font-size-complex="12pt" style:font-weight-complex="normal"/>
    </style:style>
    <style:style style:name="P10"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c7bd4" style:font-name-asian="Times New Roman" style:font-size-asian="12pt" style:font-weight-asian="normal" style:font-name-complex="Times New Roman" style:font-size-complex="12pt" style:font-weight-complex="normal"/>
    </style:style>
    <style:style style:name="P11"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d134c" style:font-name-asian="Times New Roman" style:font-size-asian="12pt" style:font-weight-asian="normal" style:font-name-complex="Times New Roman" style:font-size-complex="12pt" style:font-weight-complex="normal"/>
    </style:style>
    <style:style style:name="P12"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321b2c" style:font-name-asian="Times New Roman" style:font-size-asian="12pt" style:font-weight-asian="normal" style:font-name-complex="Times New Roman" style:font-size-complex="12pt" style:font-weight-complex="normal"/>
    </style:style>
    <style:style style:name="P13" style:family="paragraph" style:parent-style-name="Standard">
      <style:paragraph-properties fo:margin-left="0cm" fo:margin-right="0cm" fo:line-height="150%" fo:text-align="center" style:justify-single-word="false" fo:text-indent="1.249cm" style:auto-text-indent="false"/>
      <style:text-properties style:font-name="Liberation Serif" officeooo:paragraph-rsid="000aec92"/>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0d134c"/>
    </style:style>
    <style:style style:name="P16"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17" style:family="paragraph" style:parent-style-name="Text_20_body">
      <style:paragraph-properties fo:text-align="center" style:justify-single-word="false"/>
      <style:text-properties fo:font-weight="bold" officeooo:rsid="000d134c" officeooo:paragraph-rsid="002da0ab" style:font-weight-asian="bold" style:font-weight-complex="bold"/>
    </style:style>
    <style:style style:name="P18" style:family="paragraph" style:parent-style-name="Text_20_body">
      <style:paragraph-properties fo:text-align="center" style:justify-single-word="false"/>
      <style:text-properties fo:font-weight="bold" officeooo:rsid="000d134c" officeooo:paragraph-rsid="0029ff13" style:font-weight-asian="bold" style:font-weight-complex="bold"/>
    </style:style>
    <style:style style:name="P19" style:family="paragraph" style:parent-style-name="Text_20_body">
      <style:paragraph-properties fo:line-height="150%" fo:text-align="start" style:justify-single-word="false"/>
      <style:text-properties fo:font-weight="bold" officeooo:rsid="000d134c" officeooo:paragraph-rsid="000d134c" style:font-weight-asian="bold" style:font-weight-complex="bold"/>
    </style:style>
    <style:style style:name="P20" style:family="paragraph" style:parent-style-name="Text_20_body">
      <style:paragraph-properties fo:line-height="150%" fo:text-align="justify" style:justify-single-word="false"/>
      <style:text-properties fo:font-weight="bold" officeooo:rsid="000d134c" officeooo:paragraph-rsid="000d134c" style:font-weight-asian="bold" style:font-weight-complex="bold"/>
    </style:style>
    <style:style style:name="P21" style:family="paragraph" style:parent-style-name="Text_20_body">
      <style:paragraph-properties fo:line-height="150%" fo:text-align="justify" style:justify-single-word="false"/>
      <style:text-properties fo:font-weight="bold" officeooo:rsid="000d134c" officeooo:paragraph-rsid="0016dfad" style:font-weight-asian="bold" style:font-weight-complex="bold"/>
    </style:style>
    <style:style style:name="P22" style:family="paragraph" style:parent-style-name="Text_20_body">
      <style:paragraph-properties fo:line-height="150%" fo:text-align="justify" style:justify-single-word="false"/>
      <style:text-properties fo:font-weight="bold" officeooo:rsid="000d134c" officeooo:paragraph-rsid="001f031b" style:font-weight-asian="bold" style:font-weight-complex="bold"/>
    </style:style>
    <style:style style:name="P23" style:family="paragraph" style:parent-style-name="Text_20_body">
      <style:paragraph-properties fo:text-align="justify" style:justify-single-word="false"/>
      <style:text-properties fo:font-weight="bold" officeooo:rsid="000d134c" officeooo:paragraph-rsid="000d134c" style:font-weight-asian="bold" style:font-weight-complex="bold"/>
    </style:style>
    <style:style style:name="P24" style:family="paragraph" style:parent-style-name="Text_20_body">
      <style:paragraph-properties fo:text-align="justify" style:justify-single-word="false"/>
      <style:text-properties fo:font-weight="bold" officeooo:rsid="000d134c" officeooo:paragraph-rsid="00209461" style:font-weight-asian="bold" style:font-weight-complex="bold"/>
    </style:style>
    <style:style style:name="P25" style:family="paragraph" style:parent-style-name="Text_20_body">
      <style:paragraph-properties fo:text-align="justify" style:justify-single-word="false"/>
      <style:text-properties fo:font-weight="bold" officeooo:rsid="000d134c" officeooo:paragraph-rsid="00214105" style:font-weight-asian="bold" style:font-weight-complex="bold"/>
    </style:style>
    <style:style style:name="P26" style:family="paragraph" style:parent-style-name="Text_20_body">
      <style:paragraph-properties fo:text-align="justify" style:justify-single-word="false"/>
      <style:text-properties fo:font-weight="bold" officeooo:rsid="000d134c" officeooo:paragraph-rsid="0022391b" style:font-weight-asian="bold" style:font-weight-complex="bold"/>
    </style:style>
    <style:style style:name="P27" style:family="paragraph" style:parent-style-name="Text_20_body">
      <style:paragraph-properties fo:text-align="justify" style:justify-single-word="false"/>
      <style:text-properties fo:font-weight="bold" officeooo:rsid="000d134c" officeooo:paragraph-rsid="002408fe" style:font-weight-asian="bold" style:font-weight-complex="bold"/>
    </style:style>
    <style:style style:name="P28" style:family="paragraph" style:parent-style-name="Text_20_body">
      <style:paragraph-properties fo:text-align="justify" style:justify-single-word="false"/>
      <style:text-properties fo:font-weight="bold" officeooo:rsid="000d134c" officeooo:paragraph-rsid="0029ff13" style:font-weight-asian="bold" style:font-weight-complex="bold"/>
    </style:style>
    <style:style style:name="P29" style:family="paragraph" style:parent-style-name="Text_20_body">
      <style:paragraph-properties fo:text-align="justify" style:justify-single-word="false"/>
      <style:text-properties fo:font-weight="bold" officeooo:rsid="000d134c" officeooo:paragraph-rsid="002b8c48" style:font-weight-asian="bold" style:font-weight-complex="bold"/>
    </style:style>
    <style:style style:name="P30" style:family="paragraph" style:parent-style-name="Text_20_body">
      <style:paragraph-properties fo:text-align="start" style:justify-single-word="false"/>
      <style:text-properties fo:font-weight="bold" officeooo:rsid="000d134c" officeooo:paragraph-rsid="000d134c" style:font-weight-asian="bold" style:font-weight-complex="bold"/>
    </style:style>
    <style:style style:name="P31" style:family="paragraph" style:parent-style-name="Text_20_body">
      <style:paragraph-properties fo:text-align="start" style:justify-single-word="false"/>
      <style:text-properties fo:font-weight="bold" officeooo:rsid="000d134c" officeooo:paragraph-rsid="0029ff13" style:font-weight-asian="bold" style:font-weight-complex="bold"/>
    </style:style>
    <style:style style:name="P32" style:family="paragraph" style:parent-style-name="Text_20_body">
      <style:paragraph-properties fo:text-align="start" style:justify-single-word="false"/>
      <style:text-properties fo:font-weight="bold" officeooo:rsid="000d134c" officeooo:paragraph-rsid="002da0ab" style:font-weight-asian="bold" style:font-weight-complex="bold"/>
    </style:style>
    <style:style style:name="P33" style:family="paragraph" style:parent-style-name="Text_20_body">
      <style:paragraph-properties fo:line-height="150%" fo:text-align="start" style:justify-single-word="false"/>
      <style:text-properties fo:font-weight="bold" officeooo:rsid="0013888c" officeooo:paragraph-rsid="000fa4a3" style:font-weight-asian="bold" style:font-weight-complex="bold"/>
    </style:style>
    <style:style style:name="P34" style:family="paragraph" style:parent-style-name="Text_20_body">
      <style:paragraph-properties fo:text-align="justify" style:justify-single-word="false"/>
      <style:text-properties fo:font-weight="bold" officeooo:rsid="0026574b" officeooo:paragraph-rsid="0026574b" style:font-weight-asian="bold" style:font-weight-complex="bold"/>
    </style:style>
    <style:style style:name="P35" style:family="paragraph" style:parent-style-name="Text_20_body">
      <style:paragraph-properties fo:text-align="justify" style:justify-single-word="false"/>
      <style:text-properties fo:font-weight="bold" officeooo:rsid="0026574b" officeooo:paragraph-rsid="0029ff13" style:font-weight-asian="bold" style:font-weight-complex="bold"/>
    </style:style>
    <style:style style:name="P36" style:family="paragraph" style:parent-style-name="Text_20_body">
      <style:paragraph-properties fo:text-align="justify" style:justify-single-word="false"/>
      <style:text-properties fo:font-weight="bold" officeooo:rsid="0026574b" officeooo:paragraph-rsid="002c941b" style:font-weight-asian="bold" style:font-weight-complex="bold"/>
    </style:style>
    <style:style style:name="P37" style:family="paragraph" style:parent-style-name="Text_20_body">
      <style:paragraph-properties fo:line-height="150%" fo:text-align="justify" style:justify-single-word="false"/>
      <style:text-properties fo:font-weight="bold" officeooo:rsid="0026574b" officeooo:paragraph-rsid="0029ff13" style:font-weight-asian="bold" style:font-weight-complex="bold"/>
    </style:style>
    <style:style style:name="P38" style:family="paragraph" style:parent-style-name="Text_20_body">
      <style:paragraph-properties fo:text-align="start" style:justify-single-word="false"/>
      <style:text-properties fo:font-weight="bold" officeooo:rsid="0030ca9b" officeooo:paragraph-rsid="0030ca9b" style:font-weight-asian="bold" style:font-weight-complex="bold"/>
    </style:style>
    <style:style style:name="P39" style:family="paragraph" style:parent-style-name="Text_20_body">
      <style:paragraph-properties fo:text-align="start" style:justify-single-word="false"/>
      <style:text-properties fo:font-weight="bold" officeooo:rsid="0030ca9b" officeooo:paragraph-rsid="0031d5b2" style:font-weight-asian="bold"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start" style:justify-single-word="false"/>
      <style:text-properties officeooo:rsid="000fa4a3" officeooo:paragraph-rsid="000fa4a3"/>
    </style:style>
    <style:style style:name="P42" style:family="paragraph" style:parent-style-name="Text_20_body">
      <style:paragraph-properties fo:line-height="150%" fo:text-align="start" style:justify-single-word="false"/>
      <style:text-properties officeooo:rsid="000fa4a3" officeooo:paragraph-rsid="000fa4a3"/>
    </style:style>
    <style:style style:name="P43" style:family="paragraph" style:parent-style-name="Text_20_body">
      <style:paragraph-properties fo:line-height="150%" fo:text-align="justify" style:justify-single-word="false"/>
      <style:text-properties officeooo:rsid="0010c2ce" officeooo:paragraph-rsid="0010c2ce"/>
    </style:style>
    <style:style style:name="P44"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45" style:family="paragraph" style:parent-style-name="Text_20_body">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46" style:family="paragraph" style:parent-style-name="Text_20_body">
      <style:paragraph-properties fo:line-height="150%" fo:text-align="justify" style:justify-single-word="false"/>
      <style:text-properties fo:font-weight="normal" officeooo:rsid="000d134c" officeooo:paragraph-rsid="000d134c" style:font-weight-asian="normal" style:font-weight-complex="normal"/>
    </style:style>
    <style:style style:name="P47" style:family="paragraph" style:parent-style-name="Text_20_body">
      <style:paragraph-properties fo:text-align="center" style:justify-single-word="false"/>
      <style:text-properties fo:font-weight="normal" officeooo:rsid="002ed1c1" officeooo:paragraph-rsid="002ed1c1" style:font-weight-asian="normal" style:font-weight-complex="normal"/>
    </style:style>
    <style:style style:name="P48" style:family="paragraph" style:parent-style-name="Text_20_body">
      <style:paragraph-properties fo:text-align="justify" style:justify-single-word="false"/>
      <style:text-properties fo:font-weight="normal" officeooo:rsid="002ed1c1" officeooo:paragraph-rsid="002b8c48" style:font-weight-asian="normal" style:font-weight-complex="normal"/>
    </style:style>
    <style:style style:name="P49" style:family="paragraph" style:parent-style-name="Text_20_body">
      <style:paragraph-properties fo:line-height="150%" fo:text-align="justify" style:justify-single-word="false"/>
      <style:text-properties fo:font-weight="normal" officeooo:rsid="001f031b" officeooo:paragraph-rsid="0016dfad" style:font-weight-asian="normal" style:font-weight-complex="normal"/>
    </style:style>
    <style:style style:name="P50" style:family="paragraph" style:parent-style-name="Text_20_body">
      <style:paragraph-properties fo:line-height="150%" fo:text-align="justify" style:justify-single-word="false"/>
      <style:text-properties fo:font-weight="normal" officeooo:rsid="001f031b" officeooo:paragraph-rsid="001f031b" style:font-weight-asian="normal" style:font-weight-complex="normal"/>
    </style:style>
    <style:style style:name="P51" style:family="paragraph" style:parent-style-name="Text_20_body">
      <style:paragraph-properties fo:text-align="justify" style:justify-single-word="false"/>
      <style:text-properties fo:font-weight="normal" officeooo:rsid="00209461" officeooo:paragraph-rsid="00209461" style:font-weight-asian="normal" style:font-weight-complex="normal"/>
    </style:style>
    <style:style style:name="P52" style:family="paragraph" style:parent-style-name="Text_20_body">
      <style:paragraph-properties fo:text-align="justify" style:justify-single-word="false"/>
      <style:text-properties fo:font-weight="normal" officeooo:rsid="00209461" officeooo:paragraph-rsid="00214105" style:font-weight-asian="normal" style:font-weight-complex="normal"/>
    </style:style>
    <style:style style:name="P53" style:family="paragraph" style:parent-style-name="Text_20_body">
      <style:paragraph-properties fo:text-align="justify" style:justify-single-word="false"/>
      <style:text-properties fo:font-weight="normal" officeooo:rsid="00214105" officeooo:paragraph-rsid="00214105" style:font-weight-asian="normal" style:font-weight-complex="normal"/>
    </style:style>
    <style:style style:name="P54" style:family="paragraph" style:parent-style-name="Text_20_body">
      <style:paragraph-properties fo:text-align="start" style:justify-single-word="false"/>
      <style:text-properties fo:font-weight="normal" officeooo:rsid="00255d0e" officeooo:paragraph-rsid="000d134c" style:font-weight-asian="normal" style:font-weight-complex="normal"/>
    </style:style>
    <style:style style:name="P55" style:family="paragraph" style:parent-style-name="Text_20_body">
      <style:paragraph-properties fo:text-align="justify" style:justify-single-word="false"/>
      <style:text-properties fo:font-weight="normal" officeooo:rsid="0029ff13" officeooo:paragraph-rsid="0029ff13" style:font-weight-asian="normal" style:font-weight-complex="normal"/>
    </style:style>
    <style:style style:name="P56" style:family="paragraph" style:parent-style-name="Text_20_body">
      <style:paragraph-properties fo:text-align="justify" style:justify-single-word="false"/>
      <style:text-properties fo:font-weight="normal" officeooo:rsid="0029ff13" officeooo:paragraph-rsid="002b8c48" style:font-weight-asian="normal" style:font-weight-complex="normal"/>
    </style:style>
    <style:style style:name="P57" style:family="paragraph" style:parent-style-name="Text_20_body">
      <style:paragraph-properties fo:text-align="justify" style:justify-single-word="false"/>
      <style:text-properties fo:font-weight="normal" officeooo:rsid="002b8c48" officeooo:paragraph-rsid="0029ff13" style:font-weight-asian="normal" style:font-weight-complex="normal"/>
    </style:style>
    <style:style style:name="P58" style:family="paragraph" style:parent-style-name="Text_20_body">
      <style:paragraph-properties fo:text-align="justify" style:justify-single-word="false"/>
      <style:text-properties fo:font-weight="normal" officeooo:rsid="002b8c48" officeooo:paragraph-rsid="002b8c48" style:font-weight-asian="normal" style:font-weight-complex="normal"/>
    </style:style>
    <style:style style:name="P59" style:family="paragraph" style:parent-style-name="Text_20_body">
      <style:paragraph-properties fo:text-align="justify" style:justify-single-word="false"/>
      <style:text-properties fo:font-weight="normal" officeooo:rsid="002c000f" officeooo:paragraph-rsid="002b8c48" style:font-weight-asian="normal" style:font-weight-complex="normal"/>
    </style:style>
    <style:style style:name="P60" style:family="paragraph" style:parent-style-name="Text_20_body">
      <style:paragraph-properties fo:line-height="150%" fo:text-align="start" style:justify-single-word="false"/>
      <style:text-properties fo:font-weight="normal" officeooo:rsid="002f885e" officeooo:paragraph-rsid="000d134c" style:font-weight-asian="normal" style:font-weight-complex="normal"/>
    </style:style>
    <style:style style:name="P61" style:family="paragraph" style:parent-style-name="Text_20_body">
      <style:paragraph-properties fo:line-height="150%" fo:text-align="justify" style:justify-single-word="false"/>
      <style:text-properties fo:font-weight="normal" officeooo:rsid="0030ca9b" officeooo:paragraph-rsid="000d134c" style:font-weight-asian="normal" style:font-weight-complex="normal"/>
    </style:style>
    <style:style style:name="P62" style:family="paragraph" style:parent-style-name="Text_20_body">
      <style:paragraph-properties fo:text-align="start" style:justify-single-word="false"/>
      <style:text-properties fo:font-weight="normal" officeooo:rsid="0030ca9b" officeooo:paragraph-rsid="0030ca9b" style:font-weight-asian="normal" style:font-weight-complex="normal"/>
    </style:style>
    <style:style style:name="P63"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26574b" officeooo:paragraph-rsid="0029ff13" style:font-weight-asian="bold" style:font-weight-complex="bold"/>
    </style:style>
    <style:style style:name="P64" style:family="paragraph" style:parent-style-name="Text_20_body">
      <style:paragraph-properties fo:text-align="center" style:justify-single-word="false"/>
      <style:text-properties fo:font-size="11pt" fo:font-weight="normal" officeooo:rsid="002da0ab" officeooo:paragraph-rsid="002da0ab" style:font-size-asian="11pt" style:font-weight-asian="normal" style:font-size-complex="11pt" style:font-weight-complex="normal"/>
    </style:style>
    <style:style style:name="P65" style:family="paragraph" style:parent-style-name="Text_20_body">
      <style:paragraph-properties fo:text-align="justify" style:justify-single-word="false"/>
      <style:text-properties style:text-underline-style="none" fo:font-weight="normal" officeooo:rsid="00209461" officeooo:paragraph-rsid="000d134c" style:font-weight-asian="normal" style:font-weight-complex="normal"/>
    </style:style>
    <style:style style:name="P66" style:family="paragraph" style:parent-style-name="Text_20_body">
      <style:paragraph-properties fo:text-align="justify" style:justify-single-word="false"/>
      <style:text-properties style:text-underline-style="none" fo:font-weight="normal" officeooo:rsid="00209461" officeooo:paragraph-rsid="002408fe" style:font-weight-asian="normal" style:font-weight-complex="normal"/>
    </style:style>
    <style:style style:name="P67" style:family="paragraph" style:parent-style-name="Text_20_body">
      <style:paragraph-properties fo:text-align="justify" style:justify-single-word="false"/>
      <style:text-properties style:text-underline-style="none" fo:font-weight="normal" officeooo:rsid="0026574b" officeooo:paragraph-rsid="000d134c" style:font-weight-asian="normal" style:font-weight-complex="normal"/>
    </style:style>
    <style:style style:name="P68" style:family="paragraph" style:parent-style-name="Text_20_body">
      <style:paragraph-properties fo:text-align="justify" style:justify-single-word="false"/>
      <style:text-properties style:text-underline-style="none" fo:font-weight="normal" officeooo:rsid="00281f08" officeooo:paragraph-rsid="0026574b" style:font-weight-asian="normal" style:font-weight-complex="normal"/>
    </style:style>
    <style:style style:name="P69" style:family="paragraph" style:parent-style-name="Text_20_body">
      <style:paragraph-properties fo:text-align="justify" style:justify-single-word="false"/>
      <style:text-properties style:text-underline-style="none" fo:font-weight="normal" officeooo:rsid="00281f08" officeooo:paragraph-rsid="0029ff13" style:font-weight-asian="normal" style:font-weight-complex="normal"/>
    </style:style>
    <style:style style:name="P70" style:family="paragraph" style:parent-style-name="Standard">
      <style:paragraph-properties fo:line-height="150%" fo:text-align="justify" style:justify-single-word="false"/>
      <style:text-properties fo:font-weight="bold" officeooo:rsid="000d134c" officeooo:paragraph-rsid="0029ff13" style:font-weight-asian="bold" style:font-weight-complex="bold"/>
    </style:style>
    <style:style style:name="P71" style:family="paragraph" style:parent-style-name="Standard" style:master-page-name="First_20_Page">
      <style:paragraph-properties fo:margin-top="0cm" fo:margin-bottom="0cm" style:contextual-spacing="false" fo:text-align="center" style:justify-single-word="false" style:page-number="auto"/>
      <style:text-properties style:font-name="Liberation Serif" officeooo:paragraph-rsid="00074137"/>
    </style:style>
    <style:style style:name="P72" style:family="paragraph" style:parent-style-name="Standard">
      <style:paragraph-properties fo:margin-top="0cm" fo:margin-bottom="0cm" style:contextual-spacing="false" fo:text-align="start" style:justify-single-word="false"/>
      <style:text-properties style:font-name="Liberation Serif" fo:font-size="12pt" style:text-underline-style="none" fo:font-weight="normal" officeooo:rsid="000c7bd4" officeooo:paragraph-rsid="000d134c" style:font-name-asian="Times New Roman" style:font-size-asian="12pt" style:font-weight-asian="normal" style:font-name-complex="Times New Roman" style:font-size-complex="12pt" style:font-weight-complex="normal"/>
    </style:style>
    <style:style style:name="P73" style:family="paragraph" style:parent-style-name="Standard">
      <style:paragraph-properties fo:line-height="150%" fo:text-align="justify" style:justify-single-word="false"/>
      <style:text-properties fo:font-weight="bold" officeooo:rsid="000d134c" officeooo:paragraph-rsid="0029ff13" style:font-weight-asian="bold" style:font-weight-complex="bold"/>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center" style:justify-single-word="false"/>
      <style:text-properties officeooo:paragraph-rsid="000d134c"/>
    </style:style>
    <style:style style:name="P76" style:family="paragraph" style:parent-style-name="Text_20_body">
      <style:paragraph-properties fo:text-align="center" style:justify-single-word="false"/>
      <style:text-properties fo:font-weight="bold" officeooo:rsid="000d134c" officeooo:paragraph-rsid="000d134c" style:font-weight-asian="bold" style:font-weight-complex="bold"/>
    </style:style>
    <style:style style:name="P77" style:family="paragraph" style:parent-style-name="Text_20_body">
      <style:paragraph-properties fo:text-align="center" style:justify-single-word="false"/>
      <style:text-properties fo:font-weight="bold" officeooo:rsid="000d134c" officeooo:paragraph-rsid="002da0ab" style:font-weight-asian="bold" style:font-weight-complex="bold"/>
    </style:style>
    <style:style style:name="P78" style:family="paragraph" style:parent-style-name="Text_20_body">
      <style:paragraph-properties fo:text-align="start" style:justify-single-word="false"/>
      <style:text-properties fo:font-weight="bold" officeooo:rsid="000d134c" officeooo:paragraph-rsid="003836bc" style:font-weight-asian="bold" style:font-weight-complex="bold"/>
    </style:style>
    <style:style style:name="P79" style:family="paragraph" style:parent-style-name="Text_20_body">
      <style:paragraph-properties fo:text-align="center" style:justify-single-word="false"/>
      <style:text-properties fo:font-weight="normal" officeooo:rsid="002da0ab" officeooo:paragraph-rsid="002da0ab" style:font-weight-asian="normal" style:font-weight-complex="normal"/>
    </style:style>
    <style:style style:name="P80" style:family="paragraph" style:parent-style-name="Text_20_body" style:list-style-name="L1" style:master-page-name="">
      <style:paragraph-properties fo:margin-left="1.3cm" fo:margin-right="0cm" fo:margin-top="0cm" fo:margin-bottom="0.247cm" style:contextual-spacing="false" fo:line-height="150%" fo:text-align="start" style:justify-single-word="false" fo:text-indent="0cm" style:auto-text-indent="false" style:page-number="auto"/>
      <style:text-properties officeooo:rsid="0013888c" officeooo:paragraph-rsid="0013888c"/>
    </style:style>
    <style:style style:name="P81" style:family="paragraph" style:parent-style-name="Text_20_body" style:list-style-name="L1">
      <style:paragraph-properties fo:margin-left="1.3cm" fo:margin-right="0cm" fo:margin-top="0cm" fo:margin-bottom="0.247cm" style:contextual-spacing="false" fo:line-height="150%" fo:text-align="start" style:justify-single-word="false" fo:text-indent="0cm" style:auto-text-indent="false"/>
      <style:text-properties officeooo:rsid="0013888c" officeooo:paragraph-rsid="0013888c"/>
    </style:style>
    <style:style style:name="T1" style:family="text">
      <style:text-properties style:font-name-asian="Times New Roman" style:font-name-complex="Times New Roman"/>
    </style:style>
    <style:style style:name="T2" style:family="text">
      <style:text-properties officeooo:rsid="00092370" style:font-name-asian="Times New Roman" style:font-name-complex="Times New Roman"/>
    </style:style>
    <style:style style:name="T3" style:family="text">
      <style:text-properties fo:font-weight="bold" style:font-weight-asian="bold" style:font-weight-complex="bold"/>
    </style:style>
    <style:style style:name="T4" style:family="text">
      <style:text-properties fo:font-weight="bold" officeooo:rsid="000d134c" style:font-weight-asian="bold" style:font-weight-complex="bold"/>
    </style:style>
    <style:style style:name="T5" style:family="text">
      <style:text-properties fo:font-weight="bold" officeooo:rsid="001233e2" style:font-weight-asian="bold" style:font-weight-complex="bold"/>
    </style:style>
    <style:style style:name="T6" style:family="text">
      <style:text-properties fo:font-size="18pt" fo:language="es" fo:country="VE" style:font-size-asian="18pt" style:font-name-complex="Arial" style:font-size-complex="18pt"/>
    </style:style>
    <style:style style:name="T7" style:family="text">
      <style:text-properties fo:font-size="18pt" fo:language="es" fo:country="VE" officeooo:rsid="00200418" style:font-size-asian="18pt" style:font-name-complex="Arial" style:font-size-complex="18pt"/>
    </style:style>
    <style:style style:name="T8" style:family="text">
      <style:text-properties fo:font-size="18pt" fo:language="es" fo:country="VE" officeooo:rsid="000aec92" style:font-size-asian="18pt" style:font-name-complex="Arial" style:font-size-complex="18pt"/>
    </style:style>
    <style:style style:name="T9" style:family="text">
      <style:text-properties officeooo:rsid="000d134c"/>
    </style:style>
    <style:style style:name="T10" style:family="text">
      <style:text-properties officeooo:rsid="000eca0d"/>
    </style:style>
    <style:style style:name="T11" style:family="text">
      <style:text-properties fo:font-style="italic" officeooo:rsid="000eca0d" style:font-style-asian="italic" style:font-style-complex="italic"/>
    </style:style>
    <style:style style:name="T12" style:family="text">
      <style:text-properties fo:font-style="italic" fo:font-weight="normal" officeooo:rsid="00157afb" style:font-style-asian="italic" style:font-weight-asian="normal" style:font-style-complex="italic" style:font-weight-complex="normal"/>
    </style:style>
    <style:style style:name="T13" style:family="text">
      <style:text-properties fo:font-style="normal" officeooo:rsid="000fa4a3" style:font-style-asian="normal" style:font-style-complex="normal"/>
    </style:style>
    <style:style style:name="T14" style:family="text">
      <style:text-properties fo:font-weight="normal" style:font-weight-asian="normal" style:font-weight-complex="normal"/>
    </style:style>
    <style:style style:name="T15" style:family="text">
      <style:text-properties fo:font-weight="normal" officeooo:rsid="0013ddf3" style:font-weight-asian="normal" style:font-weight-complex="normal"/>
    </style:style>
    <style:style style:name="T16" style:family="text">
      <style:text-properties fo:font-weight="normal" officeooo:rsid="00157afb" style:font-weight-asian="normal" style:font-weight-complex="normal"/>
    </style:style>
    <style:style style:name="T17" style:family="text">
      <style:text-properties fo:font-weight="normal" officeooo:rsid="0015d8d0" style:font-weight-asian="normal" style:font-weight-complex="normal"/>
    </style:style>
    <style:style style:name="T18" style:family="text">
      <style:text-properties fo:font-weight="normal" officeooo:rsid="0016dfad" style:font-weight-asian="normal" style:font-weight-complex="normal"/>
    </style:style>
    <style:style style:name="T19" style:family="text">
      <style:text-properties fo:font-weight="normal" officeooo:rsid="00179b5e" style:font-weight-asian="normal" style:font-weight-complex="normal"/>
    </style:style>
    <style:style style:name="T20" style:family="text">
      <style:text-properties fo:font-weight="normal" officeooo:rsid="001d40d0" style:font-weight-asian="normal" style:font-weight-complex="normal"/>
    </style:style>
    <style:style style:name="T21" style:family="text">
      <style:text-properties fo:font-weight="normal" officeooo:rsid="001e568b" style:font-weight-asian="normal" style:font-weight-complex="normal"/>
    </style:style>
    <style:style style:name="T22" style:family="text">
      <style:text-properties fo:font-weight="normal" officeooo:rsid="001f031b" style:font-weight-asian="normal" style:font-weight-complex="normal"/>
    </style:style>
    <style:style style:name="T23" style:family="text">
      <style:text-properties fo:font-weight="normal" officeooo:rsid="00209461" style:font-weight-asian="normal" style:font-weight-complex="normal"/>
    </style:style>
    <style:style style:name="T24" style:family="text">
      <style:text-properties fo:font-weight="normal" officeooo:rsid="00214105" style:font-weight-asian="normal" style:font-weight-complex="normal"/>
    </style:style>
    <style:style style:name="T25" style:family="text">
      <style:text-properties fo:font-weight="normal" officeooo:rsid="0022391b" style:font-weight-asian="normal" style:font-weight-complex="normal"/>
    </style:style>
    <style:style style:name="T26" style:family="text">
      <style:text-properties fo:font-weight="normal" officeooo:rsid="00255d0e" style:font-weight-asian="normal" style:font-weight-complex="normal"/>
    </style:style>
    <style:style style:name="T27" style:family="text">
      <style:text-properties fo:font-weight="normal" officeooo:rsid="0029ff13" style:font-weight-asian="normal" style:font-weight-complex="normal"/>
    </style:style>
    <style:style style:name="T28" style:family="text">
      <style:text-properties fo:font-weight="normal" officeooo:rsid="002b8c48" style:font-weight-asian="normal" style:font-weight-complex="normal"/>
    </style:style>
    <style:style style:name="T29" style:family="text">
      <style:text-properties fo:font-weight="normal" officeooo:rsid="002c000f" style:font-weight-asian="normal" style:font-weight-complex="normal"/>
    </style:style>
    <style:style style:name="T30" style:family="text">
      <style:text-properties fo:font-weight="normal" officeooo:rsid="002ed1c1" style:font-weight-asian="normal" style:font-weight-complex="normal"/>
    </style:style>
    <style:style style:name="T31" style:family="text">
      <style:text-properties fo:font-weight="normal" officeooo:rsid="002f885e" style:font-weight-asian="normal" style:font-weight-complex="normal"/>
    </style:style>
    <style:style style:name="T32" style:family="text">
      <style:text-properties fo:font-weight="normal" officeooo:rsid="0030ca9b" style:font-weight-asian="normal" style:font-weight-complex="normal"/>
    </style:style>
    <style:style style:name="T33" style:family="text">
      <style:text-properties fo:font-weight="normal" officeooo:rsid="0031d5b2" style:font-weight-asian="normal" style:font-weight-complex="normal"/>
    </style:style>
    <style:style style:name="T34" style:family="text">
      <style:text-properties fo:font-weight="normal" officeooo:rsid="00359ad7" style:font-weight-asian="normal" style:font-weight-complex="normal"/>
    </style:style>
    <style:style style:name="T35" style:family="text">
      <style:text-properties fo:font-weight="normal" officeooo:rsid="00369433" style:font-weight-asian="normal" style:font-weight-complex="normal"/>
    </style:style>
    <style:style style:name="T36" style:family="text">
      <style:text-properties fo:font-weight="normal" officeooo:rsid="003836bc" style:font-weight-asian="normal" style:font-weight-complex="normal"/>
    </style:style>
    <style:style style:name="T37" style:family="text">
      <style:text-properties officeooo:rsid="0013888c"/>
    </style:style>
    <style:style style:name="T38" style:family="text">
      <style:text-properties officeooo:rsid="0013ddf3"/>
    </style:style>
    <style:style style:name="T39" style:family="text">
      <style:text-properties officeooo:rsid="00157afb"/>
    </style:style>
    <style:style style:name="T40" style:family="text">
      <style:text-properties officeooo:rsid="001d40d0"/>
    </style:style>
    <style:style style:name="T41" style:family="text">
      <style:text-properties officeooo:rsid="001e568b"/>
    </style:style>
    <style:style style:name="T42" style:family="text">
      <style:text-properties officeooo:rsid="001f031b"/>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normal" officeooo:rsid="001f031b" style:font-weight-asian="normal" style:font-weight-complex="normal"/>
    </style:style>
    <style:style style:name="T45" style:family="text">
      <style:text-properties style:text-underline-style="solid" style:text-underline-width="auto" style:text-underline-color="font-color" fo:font-weight="normal" officeooo:rsid="001f0c68" style:font-weight-asian="normal" style:font-weight-complex="normal"/>
    </style:style>
    <style:style style:name="T46" style:family="text">
      <style:text-properties style:text-underline-style="solid" style:text-underline-width="auto" style:text-underline-color="font-color" fo:font-weight="normal" officeooo:rsid="00214105" style:font-weight-asian="normal" style:font-weight-complex="normal"/>
    </style:style>
    <style:style style:name="T47" style:family="text">
      <style:text-properties style:text-underline-style="solid" style:text-underline-width="auto" style:text-underline-color="font-color" fo:font-weight="normal" officeooo:rsid="0022391b" style:font-weight-asian="normal" style:font-weight-complex="normal"/>
    </style:style>
    <style:style style:name="T48" style:family="text">
      <style:text-properties style:text-underline-style="solid" style:text-underline-width="auto" style:text-underline-color="font-color" fo:font-weight="normal" officeooo:rsid="002408fe" style:font-weight-asian="normal" style:font-weight-complex="normal"/>
    </style:style>
    <style:style style:name="T49" style:family="text">
      <style:text-properties style:text-underline-style="solid" style:text-underline-width="auto" style:text-underline-color="font-color" fo:font-weight="normal" officeooo:rsid="00255d0e" style:font-weight-asian="normal" style:font-weight-complex="normal"/>
    </style:style>
    <style:style style:name="T50" style:family="text">
      <style:text-properties style:text-underline-style="none" fo:font-weight="normal" style:font-weight-asian="normal" style:font-weight-complex="normal"/>
    </style:style>
    <style:style style:name="T51" style:family="text">
      <style:text-properties style:text-underline-style="none" fo:font-weight="normal" officeooo:rsid="001f031b" style:font-weight-asian="normal" style:font-weight-complex="normal"/>
    </style:style>
    <style:style style:name="T52" style:family="text">
      <style:text-properties style:text-underline-style="none" fo:font-weight="normal" officeooo:rsid="001f0c68" style:font-weight-asian="normal" style:font-weight-complex="normal"/>
    </style:style>
    <style:style style:name="T53" style:family="text">
      <style:text-properties style:text-underline-style="none" fo:font-weight="normal" officeooo:rsid="00209461" style:font-weight-asian="normal" style:font-weight-complex="normal"/>
    </style:style>
    <style:style style:name="T54" style:family="text">
      <style:text-properties style:text-underline-style="none" fo:font-weight="normal" officeooo:rsid="00214105" style:font-weight-asian="normal" style:font-weight-complex="normal"/>
    </style:style>
    <style:style style:name="T55" style:family="text">
      <style:text-properties style:text-underline-style="none" fo:font-weight="normal" officeooo:rsid="0022391b" style:font-weight-asian="normal" style:font-weight-complex="normal"/>
    </style:style>
    <style:style style:name="T56" style:family="text">
      <style:text-properties style:text-underline-style="none" fo:font-weight="normal" officeooo:rsid="002408fe" style:font-weight-asian="normal" style:font-weight-complex="normal"/>
    </style:style>
    <style:style style:name="T57" style:family="text">
      <style:text-properties style:text-underline-style="none" fo:font-weight="normal" officeooo:rsid="00255d0e" style:font-weight-asian="normal" style:font-weight-complex="normal"/>
    </style:style>
    <style:style style:name="T58" style:family="text">
      <style:text-properties style:text-underline-style="none" fo:font-weight="normal" officeooo:rsid="0026574b" style:font-weight-asian="normal" style:font-weight-complex="normal"/>
    </style:style>
    <style:style style:name="T59" style:family="text">
      <style:text-properties style:text-underline-style="none" fo:font-weight="normal" officeooo:rsid="00281f08" style:font-weight-asian="normal" style:font-weight-complex="normal"/>
    </style:style>
    <style:style style:name="T60" style:family="text">
      <style:text-properties style:text-underline-style="none" fo:font-weight="normal" officeooo:rsid="0029ff13" style:font-weight-asian="normal" style:font-weight-complex="normal"/>
    </style:style>
    <style:style style:name="T61" style:family="text">
      <style:text-properties style:text-underline-style="none" fo:font-weight="normal" officeooo:rsid="002c941b" style:font-weight-asian="normal" style:font-weight-complex="normal"/>
    </style:style>
    <style:style style:name="T62" style:family="text">
      <style:text-properties style:text-underline-style="none" officeooo:rsid="0022391b"/>
    </style:style>
    <style:style style:name="T63" style:family="text">
      <style:text-properties style:text-underline-style="none" officeooo:rsid="00255d0e"/>
    </style:style>
    <style:style style:name="T64" style:family="text">
      <style:text-properties style:text-underline-style="none" officeooo:rsid="0026574b"/>
    </style:style>
    <style:style style:name="T65" style:family="text">
      <style:text-properties officeooo:rsid="00209461"/>
    </style:style>
    <style:style style:name="T66" style:family="text">
      <style:text-properties officeooo:rsid="00255d0e"/>
    </style:style>
    <style:style style:name="T67" style:family="text">
      <style:text-properties officeooo:rsid="0029ff13"/>
    </style:style>
    <style:style style:name="T68" style:family="text">
      <style:text-properties officeooo:rsid="002b8c48"/>
    </style:style>
    <style:style style:name="T69" style:family="text">
      <style:text-properties fo:color="#000000" style:text-underline-style="none" fo:font-weight="normal" style:font-weight-asian="normal" style:font-weight-complex="normal"/>
    </style:style>
    <style:style style:name="T70" style:family="text">
      <style:text-properties officeooo:rsid="00321b2c"/>
    </style:style>
    <style:style style:name="T71" style:family="text">
      <style:text-properties officeooo:rsid="003836bc"/>
    </style:style>
    <style:style style:name="T72" style:family="text">
      <style:text-properties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Imagen 20" text:anchor-type="as-char" svg:width="2.711cm" svg:height="1.806cm" draw:z-index="0"><draw:image/><svg:desc>logoUSB.gif</svg:desc></draw:frame></text:p>
      <text:p text:style-name="P2"/>
      <text:p text:style-name="P3">Universidad Simón Bolívar</text:p>
      <text:p text:style-name="P3">Departamento de Computación y Tecnología de la Información </text:p>
      <text:p text:style-name="P3">Redes de Computadores</text:p>
      <text:p text:style-name="P5"/>
      <text:p text:style-name="P7"/>
      <text:p text:style-name="P5"/>
      <text:p text:style-name="P5"/>
      <text:p text:style-name="P5"/>
      <text:p text:style-name="P5"/>
      <text:p text:style-name="P5"/>
      <text:p text:style-name="P5"/>
      <text:p text:style-name="P5"/>
      <text:p text:style-name="P13"><text:span text:style-name="T7">INFORME </text:span><text:span text:style-name="T6">PROYECTO </text:span><text:span text:style-name="T8">SOCKETS</text:span></text:p>
      <text:p text:style-name="P5"/>
      <text:p text:style-name="P5"/>
      <text:p text:style-name="P5"/>
      <text:p text:style-name="P5"/>
      <text:p text:style-name="P5"/>
      <text:p text:style-name="P7"/>
      <text:p text:style-name="P5"/>
      <text:p text:style-name="P4"><text:tab/>Nombre y Carnet:</text:p>
      <text:p text:style-name="P4"><text:tab/><text:tab/><text:tab/><text:tab/><text:tab/>Arleyn Goncalves <text:s/>10-10290</text:p>
      <text:p text:style-name="P4"><text:tab/>Francisco Sucre 10-10717</text:p>
      <text:p text:style-name="P6"/>
      <text:p text:style-name="P6"/>
      <text:p text:style-name="P6"/>
      <text:p text:style-name="P6"/>
      <text:p text:style-name="P5"><text:span text:style-name="T1">Sartenejas, </text:span><text:span text:style-name="T2">3</text:span><text:span text:style-name="T1">0 de Octubre del 2016</text:span></text:p>
      <text:p text:style-name="P8"><text:soft-page-break/></text:p>
      <text:p text:style-name="P8">ÍNDICE</text:p>
      <text:p text:style-name="P8"/>
      <text:p text:style-name="P9"/>
      <text:p text:style-name="P10"><text:tab/>Introducción.................................................................................................................................. <text:span text:style-name="T70">3</text:span></text:p>
      <text:p text:style-name="P10"/>
      <text:p text:style-name="P10"><text:tab/>Contenido.......................................................................................................................................<text:span text:style-name="T70">4</text:span></text:p>
      <text:p text:style-name="P10"/>
      <text:p text:style-name="P10"><text:tab/><text:tab/>Planteamiento del <text:span text:style-name="T9">Problema...............................................................................................4</text:span></text:p>
      <text:p text:style-name="P10"/>
      <text:p text:style-name="P11"><text:tab/><text:tab/><text:span text:style-name="T9">Objetivo General................................................................................................................4</text:span></text:p>
      <text:p text:style-name="P11"><text:tab/></text:p>
      <text:p text:style-name="P11"><text:tab/><text:tab/><text:span text:style-name="T9">Objetivos Específico..........................................................................................................4</text:span></text:p>
      <text:p text:style-name="P11"/>
      <text:p text:style-name="P12"><text:tab/><text:tab/><text:span text:style-name="T9">Diseño del Protocolo de Comunicación.............................................................................5</text:span></text:p>
      <text:p text:style-name="P11"/>
      <text:p text:style-name="P12"><text:tab/><text:tab/><text:span text:style-name="T9">Socket Implementado.........................................................................................................5</text:span></text:p>
      <text:p text:style-name="P11"/>
      <text:p text:style-name="P12"><text:tab/><text:tab/><text:span text:style-name="T9">Mensajes del Sistema.........................................................................................................5</text:span></text:p>
      <text:p text:style-name="P11"/>
      <text:p text:style-name="P11"><text:tab/><text:tab/><text:tab/><text:span text:style-name="T9">Provenientes del Clientes.......................................................................................6</text:span></text:p>
      <text:p text:style-name="P11"/>
      <text:p text:style-name="P11"><text:tab/><text:tab/><text:tab/><text:span text:style-name="T9">Provenientes del Servidor.......................................................................................7</text:span></text:p>
      <text:p text:style-name="P11"/>
      <text:p text:style-name="P11"><text:tab/><text:tab/><text:tab/><text:span text:style-name="T9">Mensajes de Información Provenientes del Servidor.............................................8</text:span></text:p>
      <text:p text:style-name="P11"/>
      <text:p text:style-name="P11"><text:tab/><text:tab/><text:span text:style-name="T9">Comunicación en el Protocolo...........................................................................................8</text:span></text:p>
      <text:p text:style-name="P11"/>
      <text:p text:style-name="P11"><text:tab/><text:tab/><text:span text:style-name="T9">Consideraciones Adicionales...........................................................................................12</text:span></text:p>
      <text:p text:style-name="P11"/>
      <text:p text:style-name="P11"><text:tab/><text:span text:style-name="T9">Conclusiones y Recomendaciones...............................................................................................13</text:span></text:p>
      <text:p text:style-name="P11"/>
      <text:p text:style-name="P11"><text:tab/><text:span text:style-name="T9">Referencias Bibliográficas...........................................................................................................14</text:span></text:p>
      <text:p text:style-name="P11"/>
      <text:p text:style-name="P11"><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5"><text:soft-page-break/>INTRODUCCIÓN</text:p>
      <text:p text:style-name="P45"/>
      <text:p text:style-name="P44"><text:tab/><text:span text:style-name="T10">Este informe tiene como propósito plantear la solución y el diseño de un sistema informático basado en el paradigma Cliente/Servidor para automatizar y controlar una red de cajeros automáticos pertenecientes al Banco Simón Bolívar, estos se encuentran ubicados en la planta baja de los edificios: Básico I, Básico II y EME de la Universidad Simón Bolívar.</text:span></text:p>
      <text:p text:style-name="P44"/>
      <text:p text:style-name="P44"><text:tab/><text:span text:style-name="T10">Para la implementación del sistema se considera el uso de sockets para la comunicación entre el cliente y el servidor, es decir, los cajeros automáticos y el sistema central que trabaja la red, indicando el flujo de entrada y salida, se establecerá el protocolo TCP (</text:span><text:span text:style-name="T11">Transmission Control Protocol) </text:span><text:span text:style-name="T13">como capa de transporte.</text:span></text:p>
      <text:p text:style-name="P40"><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text:soft-page-break/><text:span text:style-name="T4">CONTENIDO</text:span></text:p>
      <text:p text:style-name="P15"/>
      <text:p text:style-name="P41"><text:span text:style-name="T4"><text:tab/></text:span><text:span text:style-name="T3">Planteamiento del Problema</text:span></text:p>
      <text:p text:style-name="P43"><text:tab/>Se busca diseñar un sistema informático que permita automatizar y controlar la comunicación entre un cajero automático y un sistema central que trabaja en la red, se disponen de tres cajeros automático que tienen <text:s/>un puerto de comunicaciones multiprotocolo que le permite conectarse por módem (telefónico, de radio o celular), o vía satélite, una impresora de entrega de recibos, un sistema con un lector de bandas magnéticas, un dispensador de billetes y un sensor que reconoce las diferentes denominaciones o documentos que maneja la máquina.</text:p>
      <text:p text:style-name="P43"/>
      <text:p text:style-name="P43"><text:tab/>Los tres cajeros tienen funciones completas, es decir, que se permiten realizar depósitos, retiros y otras transacciones como consignaciones, pagos y transferencias, entre otros. Además el cajero cuenta con un sistema de auditoría interna en el disco duro que permite verificar las transacciones sin que el cajero salga de servicio.</text:p>
      <text:p text:style-name="P43"/>
      <text:p text:style-name="P43"><text:tab/>El sistema se modelará como un paradigma Cliente/Servidor el cual controlará <text:span text:style-name="T38">por completo la red de cajeros automáticos pertenecientes al Banco Simón Bolívar.</text:span></text:p>
      <text:p text:style-name="P43"/>
      <text:p text:style-name="P43"><text:tab/><text:span text:style-name="T5">Objetivo General</text:span></text:p>
      <text:p text:style-name="P42"><text:tab/><text:span text:style-name="T37">Entender, de manera general, el funcionamiento simple de aplicaciones y servicios en redes mediante la implementación del paradigma de programación Cliente/Servidor.</text:span></text:p>
      <text:p text:style-name="P42"/>
      <text:p text:style-name="P33"><text:tab/>Objetivos Específicos</text:p>
      <text:list xml:id="list2775331061136333834" text:style-name="L1">
        <text:list-header>
          <text:p text:style-name="P80">1. Desarrollar el diseño e implementación de un protocolo de comunicación básico.</text:p>
          <text:p text:style-name="P81">2. Comprender el uso y la programación de la Interfaz de Aplicaciones (API) Sockets de Berkeley.</text:p>
        </text:list-header>
      </text:list>
      <text:p text:style-name="P16"/>
      <text:p text:style-name="P19"><text:soft-page-break/><text:tab/><text:span text:style-name="T37">Diseño del Protocolo de Comunicación</text:span></text:p>
      <text:p text:style-name="P20"><text:tab/><text:span text:style-name="T15">La red de cajeros automáticos esta constituido principalmente por un Computador Central (CC) que va a controlar el sistema y 3 cajeros automáticos, haciendo una analogía con el paradigma Cliente/Servidor, donde el Computador Central es el servidor y lo 3 cajeros son los clientes.</text:span></text:p>
      <text:p text:style-name="P20"/>
      <text:p text:style-name="P20"><text:tab/><text:span text:style-name="T15">Para </text:span><text:span text:style-name="T16">efectuar</text:span><text:span text:style-name="T15"> la comunicación entre el (CC) y los cajeros automáticos </text:span><text:span text:style-name="T16">se implementó en la capa de transporte el protocolo TCP (</text:span><text:span text:style-name="T12">Transmission Control Protocol </text:span><text:span text:style-name="T16">o Protocolo de Control de Transporte), este protocolo es orientado a la conexión, ya que el cliente y el servidor deben anunciarse y aceptar la conexión antes de comenzar a transmitir los datos, también asegura que los datos serán entregados a su destino sin errores y en el mismo orden en que se transmitieron. </text:span></text:p>
      <text:p text:style-name="P20"/>
      <text:p text:style-name="P20"><text:span text:style-name="T16"><text:tab/></text:span><text:span text:style-name="T39">Socket Implementado</text:span></text:p>
      <text:p text:style-name="P21"><text:tab/><text:span text:style-name="T17">Para la comunicación entre los clientes y el servidor se decidió implementar para la capa de transporte los sockets de flujo que utilizan el protocolo TCP, ya que </text:span><text:span text:style-name="T18">nos asegura</text:span><text:span text:style-name="T19">n </text:span><text:span text:style-name="T17">que todos los datos trasmitidos lleguen sin errores ni omisiones y que todos los datos llegarán a su destino en el mismo orden en que se ha</text:span><text:span text:style-name="T18">n</text:span><text:span text:style-name="T17"> transmitido. </text:span><text:span text:style-name="T18">Para su implementación se debe utilizar los atributos AF_INET para protocolos de Internet IPv4 y SOCK_STREAM </text:span><text:span text:style-name="T19">que nos permiten comunicaciones fiables en modo conectado y tiene defi</text:span><text:span text:style-name="T20">n</text:span><text:span text:style-name="T19">idas las siguientes propiedades: ningún dato transmitido se pierde, los datos llegan en el orden en el que han sido emitidos, no se duplican los datos y se establece una conexión entre dos puntos antes del principio de la comunicación, estas propiedades son vitales para la eficiencia y confiabilidad del sistema.</text:span></text:p>
      <text:p text:style-name="P21"/>
      <text:p text:style-name="P21"><text:span text:style-name="T19"><text:tab/></text:span><text:span text:style-name="T40">Mensajes del Sistema</text:span></text:p>
      <text:p text:style-name="P21"><text:tab/><text:span text:style-name="T20">Para el buen funcionamiento del sistema, se necesita que exista comunicación entre el cliente y el servidor, que consistirá en un intercambio de mensajes entre ellos que dependerá de las acciones que quiera realizar el cliente (depósito o retiro de dinero) </text:span><text:span text:style-name="T21">y de la respuesta del servidor ante la petición del cliente. </text:span></text:p>
      <text:p text:style-name="P21"><text:span text:style-name="T21"><text:tab/></text:span><text:span text:style-name="T34">Estos mensajes se </text:span><text:span text:style-name="T36">envían</text:span><text:span text:style-name="T34"> con el formato &lt;</text:span><text:span text:style-name="T35">Operacion</text:span><text:span text:style-name="T34">&gt;-&lt;</text:span><text:span text:style-name="T35">Id De Usuario</text:span><text:span text:style-name="T34">&gt;-&lt;</text:span><text:span text:style-name="T35">Monto</text:span><text:span text:style-name="T34">&gt;, en un string </text:span><text:soft-page-break/><text:span text:style-name="T34">de tamaño </text:span><text:span text:style-name="T36">estático</text:span><text:span text:style-name="T34"> de 700 caracteres, se </text:span><text:span text:style-name="T36">escogió</text:span><text:span text:style-name="T34"> esta </text:span><text:span text:style-name="T36">implementación</text:span><text:span text:style-name="T34"> debido a las sencillez de la </text:span><text:span text:style-name="T36">solución</text:span><text:span text:style-name="T34"> y que la </text:span><text:span text:style-name="T36">optimización</text:span><text:span text:style-name="T34"> de memoria no era parte de los objetivos del proyecto. Sabiendo este formato el servidor toma los datos de este mensaje uno por uno y luego </text:span><text:span text:style-name="T36">efectúa</text:span><text:span text:style-name="T34"> la operación requerida.</text:span></text:p>
      <text:p text:style-name="P21"/>
      <text:p text:style-name="P21"><text:span text:style-name="T21"><text:tab/></text:span><text:span text:style-name="T41">Provenientes del Cliente</text:span></text:p>
      <text:p text:style-name="P21"><text:tab/>- <text:span text:style-name="T44">Mensaje para realizar un deposito: </text:span><text:span text:style-name="T22">en este mensaje el cliente ingresa el tipo de operación a <text:tab/>realizar en este caso un depósito, el monto y el identificador del usuario.</text:span></text:p>
      <text:p text:style-name="P21"><text:tab/><text:tab/><text:span text:style-name="T42">Flujo del mensaje:</text:span></text:p>
      <text:p text:style-name="P49"><text:tab/><text:tab/><text:tab/>Genera el mensaje: Cliente</text:p>
      <text:p text:style-name="P49"><text:tab/><text:tab/><text:tab/>Recibe el mensaje: Servidor</text:p>
      <text:p text:style-name="P49"><text:tab/><text:tab/><text:tab/>Procesa el mensaje: Servidor</text:p>
      <text:p text:style-name="P21"><text:span text:style-name="T22"><text:tab/><text:tab/></text:span><text:span text:style-name="T42">Formato del mensaje:</text:span></text:p>
      <text:p text:style-name="P21"><text:tab/><text:tab/><text:tab/><text:span text:style-name="T22">Operación: d</text:span></text:p>
      <text:p text:style-name="P49"><text:tab/><text:tab/><text:tab/>Monto: cantidad de dinero a depositar.</text:p>
      <text:p text:style-name="P49"><text:tab/><text:tab/><text:tab/>UserId: identificador del usuario.</text:p>
      <text:p text:style-name="P49"><text:tab/><text:tab/></text:p>
      <text:p text:style-name="P22"><text:span text:style-name="T22"><text:tab/></text:span>- <text:span text:style-name="T44">Mensaje para realizar un retiro:</text:span><text:span text:style-name="T51"> e</text:span><text:span text:style-name="T22">n este mensaje el cliente ingresa el tipo de operación a <text:tab/>realizar en este caso un retiro, el monto y el identificador del usuario.</text:span></text:p>
      <text:p text:style-name="P22"><text:tab/><text:tab/><text:span text:style-name="T42">Flujo del mensaje:</text:span></text:p>
      <text:p text:style-name="P50"><text:tab/><text:tab/><text:tab/>Genera el mensaje: Cliente</text:p>
      <text:p text:style-name="P50"><text:tab/><text:tab/><text:tab/>Recibe el mensaje: Servidor</text:p>
      <text:p text:style-name="P50"><text:tab/><text:tab/><text:tab/>Procesa el mensaje: Servidor</text:p>
      <text:p text:style-name="P22"><text:span text:style-name="T22"><text:tab/><text:tab/></text:span><text:span text:style-name="T42">Formato del mensaje:</text:span></text:p>
      <text:p text:style-name="P22"><text:tab/><text:tab/><text:tab/><text:span text:style-name="T22">Operación: r</text:span></text:p>
      <text:p text:style-name="P50"><text:tab/><text:tab/><text:tab/>Monto: cantidad de dinero a retirar</text:p>
      <text:p text:style-name="P50"><text:soft-page-break/><text:tab/><text:tab/><text:tab/>UserId: identificador del usuario</text:p>
      <text:p text:style-name="P46"><text:tab/></text:p>
      <text:p text:style-name="P23"><text:tab/><text:span text:style-name="T42">Provenientes del Servidor</text:span></text:p>
      <text:p text:style-name="P23"><text:tab/>- <text:span text:style-name="T45">Mensaje cuando se hace efectivo el </text:span><text:span text:style-name="T46">depósito</text:span><text:span text:style-name="T45">:</text:span><text:span text:style-name="T52"> luego de que el cliente envía la petición para <text:tab/>realizar el depósito, el servidor verifica que el usuario no este realizando un retiro o depósito en <text:tab/>otro cajero. Si la transacción es exitosa el servidor responde con un Ticket donde se encuentran <text:tab/>los datos de la operación</text:span><text:span text:style-name="T53">.</text:span></text:p>
      <text:p text:style-name="P23"><text:tab/><text:tab/><text:span text:style-name="T65">Flujo del mensaje:</text:span></text:p>
      <text:p text:style-name="P24"><text:tab/><text:tab/><text:tab/><text:span text:style-name="T23">Genera el mensaje: Servidor</text:span></text:p>
      <text:p text:style-name="P24"><text:span text:style-name="T14"><text:tab/><text:tab/><text:tab/></text:span><text:span text:style-name="T23">Reciba el mensaje: </text:span><text:span text:style-name="T25">Cliente</text:span></text:p>
      <text:p text:style-name="P51"><text:tab/><text:tab/><text:tab/>Procesa el mensaje: Cliente</text:p>
      <text:p text:style-name="P25"><text:span text:style-name="T14"><text:tab/><text:tab/></text:span><text:span text:style-name="T65">Formato del Mensaje:</text:span></text:p>
      <text:p text:style-name="P25"><text:tab/><text:tab/><text:tab/><text:span text:style-name="T54">Operación: Depósito</text:span></text:p>
      <text:p text:style-name="P25"><text:span text:style-name="T14"><text:tab/><text:tab/><text:tab/></text:span><text:span text:style-name="T24">Date: fecha en la que se realizó el depósito</text:span></text:p>
      <text:p text:style-name="P53"><text:tab/><text:tab/><text:tab/>Time: hora en la que se realizó el depósito</text:p>
      <text:p text:style-name="P53"><text:tab/><text:tab/><text:tab/>userCode: identificador del usuario que realiza el depósito</text:p>
      <text:p text:style-name="P25"/>
      <text:p text:style-name="P25"><text:span text:style-name="T24"><text:tab/></text:span>- <text:span text:style-name="T45">Mensaje cuando se hace efectivo el </text:span><text:span text:style-name="T46">retiro</text:span><text:span text:style-name="T45">:</text:span><text:span text:style-name="T52"> luego de que el cliente envía la petición para <text:tab/>realizar el </text:span><text:span text:style-name="T54">retiro</text:span><text:span text:style-name="T52">, </text:span><text:span text:style-name="T54">el servidor verifica que el usuario no este realizando un retiro o depósito en <text:tab/>otro cajero </text:span><text:span text:style-name="T55">y</text:span><text:span text:style-name="T54"> que el cajero tenga suficiente dinero para </text:span><text:span text:style-name="T55">realizar la operación</text:span><text:span text:style-name="T52">. Si la transacción es <text:tab/>exitosa el servidor responde con un Ticket donde se encuentran los datos de la operación</text:span><text:span text:style-name="T53">.</text:span></text:p>
      <text:p text:style-name="P25"><text:tab/><text:tab/><text:span text:style-name="T65">Flujo del mensaje:</text:span></text:p>
      <text:p text:style-name="P25"><text:tab/><text:tab/><text:tab/><text:span text:style-name="T23">Genera el mensaje: Servidor</text:span></text:p>
      <text:p text:style-name="P25"><text:span text:style-name="T14"><text:tab/><text:tab/><text:tab/></text:span><text:span text:style-name="T23">Reciba el mensaje: </text:span><text:span text:style-name="T25">Cliente</text:span></text:p>
      <text:p text:style-name="P52"><text:tab/><text:tab/><text:tab/>Procesa el mensaje: Cliente</text:p>
      <text:p text:style-name="P25"><text:span text:style-name="T14"><text:tab/><text:tab/></text:span><text:span text:style-name="T65">Formato del Mensaje:</text:span></text:p>
      <text:p text:style-name="P25"><text:tab/><text:tab/><text:tab/><text:span text:style-name="T54">Operación: </text:span><text:span text:style-name="T55">Retiro</text:span></text:p>
      <text:p text:style-name="P25"><text:span text:style-name="T14"><text:tab/><text:tab/><text:tab/></text:span><text:span text:style-name="T24">Date: fecha en la que se realizó el </text:span><text:span text:style-name="T25">retiro</text:span></text:p>
      <text:p text:style-name="P25"><text:span text:style-name="T24"><text:tab/><text:tab/><text:tab/>Time: hora en la que se realizó el </text:span><text:span text:style-name="T25">retiro</text:span></text:p>
      <text:p text:style-name="P25"><text:soft-page-break/><text:span text:style-name="T24"><text:tab/><text:tab/><text:tab/>userCode: identificador del usuario que realiza el </text:span><text:span text:style-name="T25">retiro</text:span></text:p>
      <text:p text:style-name="P65"><text:tab/><text:tab/><text:tab/></text:p>
      <text:p text:style-name="P23"><text:span text:style-name="T52"><text:tab/></text:span><text:span text:style-name="T62">Mensajes de información provenientes del Servidor</text:span></text:p>
      <text:p text:style-name="P23"><text:span text:style-name="T55"><text:tab/>- </text:span><text:span text:style-name="T47">Cuando el monto de retiro es mayor que el monto que tiene el servidor:</text:span><text:span text:style-name="T55"> luego de que el <text:tab/>usuario envía la petición de retiro, el servidor verifica la información y que el monto solicitado <text:tab/>por el usuario este disponible en el cajero automático, en </text:span><text:span text:style-name="T56">caso de no ser así el servidor le emite <text:tab/>un mensaje al cliente indicando que el dinero no está disponible.</text:span></text:p>
      <text:p text:style-name="P23"><text:span text:style-name="T55"><text:tab/><text:tab/></text:span><text:span text:style-name="T62">Flujo del Mensaje:</text:span></text:p>
      <text:p text:style-name="P26"><text:span text:style-name="T62"><text:tab/><text:tab/><text:tab/></text:span><text:span text:style-name="T53">Genera el mensaje: Servidor</text:span></text:p>
      <text:p text:style-name="P26"><text:span text:style-name="T14"><text:tab/><text:tab/><text:tab/></text:span><text:span text:style-name="T23">Reciba el mensaje: </text:span><text:span text:style-name="T25">Cliente</text:span></text:p>
      <text:p text:style-name="P27"><text:span text:style-name="T53"><text:tab/><text:tab/><text:tab/>Procesa el mensaje: Cliente</text:span><text:span text:style-name="T62"><text:tab/></text:span></text:p>
      <text:p text:style-name="P27"/>
      <text:p text:style-name="P27"><text:span text:style-name="T62"><text:tab/>- </text:span><text:span text:style-name="T48">Cuando el usuario ya ha realizado tres </text:span><text:span text:style-name="T49">retiros</text:span><text:span text:style-name="T48">:</text:span><text:span text:style-name="T56"> luego de que el usuario solicita hacer un <text:tab/></text:span><text:span text:style-name="T57">retiro</text:span><text:span text:style-name="T56">, <text:tab/>el servidor verifica cuant</text:span><text:span text:style-name="T57">os retiros</text:span><text:span text:style-name="T56"> ha realizado el usuario, si ya tiene tres </text:span><text:span text:style-name="T57">retiros exitosos</text:span><text:span text:style-name="T56">, el <text:tab/>servidor emite un mensaje indicando que ya no se pueden hacer mas operaciones por el </text:span><text:span text:style-name="T57">día</text:span><text:span text:style-name="T56"> de <text:tab/>hoy.</text:span></text:p>
      <text:p text:style-name="P27"><text:span text:style-name="T56"><text:tab/> <text:tab/></text:span><text:span text:style-name="T62">Flujo del Mensaje:</text:span></text:p>
      <text:p text:style-name="P27"><text:span text:style-name="T62"><text:tab/><text:tab/><text:tab/></text:span><text:span text:style-name="T53">Genera el mensaje: Servidor</text:span></text:p>
      <text:p text:style-name="P27"><text:span text:style-name="T14"><text:tab/><text:tab/><text:tab/></text:span><text:span text:style-name="T23">Reciba el mensaje: </text:span><text:span text:style-name="T25">Cliente</text:span></text:p>
      <text:p text:style-name="P66"><text:tab/><text:tab/><text:tab/>Procesa el mensaje: Cliente</text:p>
      <text:p text:style-name="P16"/>
      <text:p text:style-name="P30"><text:tab/><text:span text:style-name="T66">Comunicación en el Protocolo</text:span></text:p>
      <text:p text:style-name="P30"><text:tab/><text:span text:style-name="T26">A continuación se presentará la descripción del diseño completo del protocolo de comunicación que realiza el cliente con el servidor, planteando los dos posibles escenarios cuando el usuario quiere realizar un depósito y cuando quiere realizar un retiro:</text:span></text:p>
      <text:p text:style-name="P54"/>
      <text:p text:style-name="P30"><text:span text:style-name="T57"><text:tab/></text:span><text:span text:style-name="T63">- </text:span><text:span text:style-name="T64">Se realiza un depósito:</text:span></text:p>
      <text:p text:style-name="P67"><text:tab/>1. <text:s/>El cliente emite una petición al servidor para realizar un depósito, envía un mensaje indicando que operación desea realizar en este caso es un depósito, el monto a depositar <text:s/>y el código identificador del usuario.</text:p>
      <text:p text:style-name="P23"/>
      <text:p text:style-name="P34"><text:soft-page-break/><text:span text:style-name="T50"><text:tab/>2. <text:s/>Una vez enviado el mensaje, el cliente queda esperando respuesta del servidor, </text:span><text:span text:style-name="T59">si se logra realizar la operación el servidor emite un ticket como respuesta sino envía un mensaje indicando que la operación no pudo ser realizada.</text:span></text:p>
      <text:p text:style-name="P34"/>
      <text:p text:style-name="P36"><text:span text:style-name="T59"><text:tab/>3. Si la respuesta es exitosa el cliente recibe un t</text:span><text:span text:style-name="T60">i</text:span><text:span text:style-name="T59">cket con los datos de</text:span><text:span text:style-name="T61">l depósito (fecha, hora, tipo de operación y código de usuario)</text:span><text:span text:style-name="T59">, en caso que no se pueda realizar la operación porque no se logro conectar con el servidor, este envía un mensaje al cliente y finaliza; si el cliente quier</text:span><text:span text:style-name="T60">e</text:span><text:span text:style-name="T59"> intentarlo de nuevo debe realizar una nueva petición desde el paso 1.</text:span></text:p>
      <text:p text:style-name="P34"/>
      <text:p text:style-name="P68"><text:tab/>4. <text:s/>Cuando el cliente se conecta con el servidor entra en modo de espera, mientras tanto el servidor realiza las verificaciones y operaciones correspondientes para poder realizar el depósito, al finalizar el servidor puede responder con un ticket o con un mensaje de información.</text:p>
      <text:p text:style-name="P34"/>
      <text:p text:style-name="P68"><text:tab/>5. Luego de que el servidor envía respuesta a la petición del cliente, queda en modo de espera por una nueva petición por parte de algún cliente.</text:p>
      <text:p text:style-name="P34"/>
      <text:p text:style-name="P34"/>
      <text:p text:style-name="P34"><draw:frame draw:style-name="fr2" draw:name="Imagen1" text:anchor-type="paragraph" svg:width="13.111cm" svg:height="6.927cm" draw:z-index="1"><draw:image/></draw:frame></text:p>
      <text:p text:style-name="P34"/>
      <text:p text:style-name="P34"/>
      <text:p text:style-name="P68"/>
      <text:p text:style-name="P30"/>
      <text:p text:style-name="P32"><text:tab/></text:p>
      <text:p text:style-name="P32"/>
      <text:p text:style-name="P32"/>
      <text:p text:style-name="P17"/>
      <text:p text:style-name="P64">Diagrama de Estado (Cliente realiza un deposito)</text:p>
      <text:p text:style-name="P17"/>
      <text:p text:style-name="P78"><text:tab/>- <text:span text:style-name="T67">Se realiza un retiro:</text:span></text:p>
      <text:p text:style-name="P70"><text:span text:style-name="T58"><text:tab/>1. <text:s/>El cliente emite una petición al servidor para realizar un </text:span><text:span text:style-name="T60">retiro</text:span><text:span text:style-name="T58">, envía un mensaje indicando </text:span><text:soft-page-break/><text:span text:style-name="T58">que operación desea realizar en este caso es un </text:span><text:span text:style-name="T60">retiro</text:span><text:span text:style-name="T58">, el monto a </text:span><text:span text:style-name="T60">retirar</text:span><text:span text:style-name="T58"> <text:s/>y el código identificador del usuario.</text:span></text:p>
      <text:p text:style-name="P70"><text:span text:style-name="T58"/></text:p>
      <text:p text:style-name="P37"><text:span text:style-name="T50"><text:tab/>2. <text:s/>Una vez enviado el mensaje, el cliente queda esperando respuesta del servidor, </text:span><text:span text:style-name="T59">si se logra realizar la operación el servidor emite un ticket como respuesta sino envía un mensaje indicando que la operación no pudo ser realizada.</text:span></text:p>
      <text:p text:style-name="P37"/>
      <text:p text:style-name="P37"><text:span text:style-name="T59"><text:tab/>3. Si la respuesta es exitosa el cliente recibe un t</text:span><text:span text:style-name="T60">i</text:span><text:span text:style-name="T59">cket con los datos de</text:span><text:span text:style-name="T61">l retiro (fecha, hora, tipo de operación y código de usuario)</text:span><text:span text:style-name="T59">, en caso que no se pueda realizar la operación porque no se logro conectar con el servidor, este envía un mensaje al cliente y finaliza; si el cliente quier</text:span><text:span text:style-name="T60">e</text:span><text:span text:style-name="T59"> intentarlo de nuevo debe realizar una nueva petición desde el paso 1.</text:span></text:p>
      <text:p text:style-name="P63"/>
      <text:p text:style-name="P35"><text:span text:style-name="T59"><text:tab/>4. <text:s/>Cuando el cliente se conecta con el servidor entra en modo de espera, mientras tanto el servidor realiza las verificaciones y operaciones correspondientes para poder realizar el </text:span><text:span text:style-name="T60">retiro</text:span><text:span text:style-name="T59">, al finalizar el servidor puede responder con un ticket o con un mensaje de información.</text:span></text:p>
      <text:p text:style-name="P69"/>
      <text:p text:style-name="P69"><text:tab/>5. Luego de que el servidor envía respuesta a la petición del cliente, queda en modo de espera por una nueva petición por parte de algún cliente.</text:p>
      <text:p text:style-name="P35"/>
      <text:p text:style-name="P35"><draw:frame draw:style-name="fr3" draw:name="Imagen2" text:anchor-type="paragraph" svg:x="2.478cm" svg:y="-0.296cm" svg:width="12.635cm" svg:height="7.116cm" draw:z-index="2"><draw:image/></draw:frame></text:p>
      <text:p text:style-name="P35"/>
      <text:p text:style-name="P69"/>
      <text:p text:style-name="P30"><text:tab/></text:p>
      <text:p text:style-name="P23"/>
      <text:p text:style-name="P23"/>
      <text:p text:style-name="P23"/>
      <text:p text:style-name="P23"/>
      <text:p text:style-name="P16"/>
      <text:p text:style-name="P79"><text:span text:style-name="T72">Diagrama de Estado (Cliente realiza un retiro)</text:span></text:p>
      <text:p text:style-name="P23"><text:soft-page-break/><text:tab/>- <text:span text:style-name="T67">Estados del Servidor</text:span></text:p>
      <text:p text:style-name="P55"><text:tab/>1. Se inicia el servidor y queda en modo de espera hasta que llegue una petición de algún cliente.</text:p>
      <text:p text:style-name="P55"/>
      <text:p text:style-name="P56"><text:tab/>2. Cuando llega una petición el servidor, se realizan la operaciones y verificaciones correspondientes, si el resultado es exitoso se emite un ticket y si falla se envía un mensaje de información.</text:p>
      <text:p text:style-name="P29"/>
      <text:p text:style-name="P29"><text:span text:style-name="T28"><text:tab/>3. </text:span><text:span text:style-name="T27">En dado caso que llegue una petición mientras se está procesando otra, </text:span><text:span text:style-name="T28">está se encola hasta que pueda ser atendida. Las peticiones se van atendiendo por orden de llegada.</text:span></text:p>
      <text:p text:style-name="P28"/>
      <text:p text:style-name="P57"><text:tab/>4. Una vez que se finalicen todas las peticiones, el servidor entra en modo de espera.</text:p>
      <text:p text:style-name="P28"/>
      <text:p text:style-name="P18"><draw:frame draw:style-name="fr3" draw:name="Imagen3" text:anchor-type="paragraph" svg:x="0.706cm" svg:y="-0.265cm" svg:width="12.846cm" svg:height="10.77cm" draw:z-index="3"><draw:image/></draw:frame></text:p>
      <text:p text:style-name="P28"/>
      <text:p text:style-name="P28"/>
      <text:p text:style-name="P28"/>
      <text:p text:style-name="P28"/>
      <text:p text:style-name="P28"/>
      <text:p text:style-name="P28"/>
      <text:p text:style-name="P28"/>
      <text:p text:style-name="P28"/>
      <text:p text:style-name="P57"/>
      <text:p text:style-name="P28"/>
      <text:p text:style-name="P28"/>
      <text:p text:style-name="P28"/>
      <text:p text:style-name="P28"/>
      <text:p text:style-name="P47">Diagrama de Estado del Servidor</text:p>
      <text:p text:style-name="P28"/>
      <text:p text:style-name="P28"><text:soft-page-break/><text:span text:style-name="T28"><text:tab/></text:span><text:span text:style-name="T68">Consideraciones adicionales</text:span></text:p>
      <text:p text:style-name="P29"><text:tab/></text:p>
      <text:p text:style-name="P29"><text:span text:style-name="T28"><text:tab/>- Al implementar el sistema se tomo en cuenta que podían llegar al servidor varias solicitudes al mismo tiempo, para poder manejar la concurrencia se implementaron hilos, </text:span><text:span text:style-name="T29">cada cajero tiene su propio hilo.</text:span></text:p>
      <text:p text:style-name="P59"/>
      <text:p text:style-name="P29"><text:span text:style-name="T28"><text:tab/>- </text:span><text:span text:style-name="T29">El sistema identifica y registra cajeros en la red dependiendo de la dirección IP desde que se conecta el cliente, es decir, i</text:span><text:span text:style-name="T28">nicialmente se tienen registrados tres cajeros, en dado caso que el servidor tenga una petición de un cajero que no este registrado, este cajero pasa a ser registrado</text:span><text:span text:style-name="T29">, el sistema esta implementado para un numero infinitos de cajeros.</text:span></text:p>
      <text:p text:style-name="P48"/>
      <text:p text:style-name="P58"><text:tab/>- Inicialmente cada cajero tiene 80.000 BsF.</text:p>
      <text:p text:style-name="P58"/>
      <text:p text:style-name="P29"><text:span text:style-name="T28"><text:tab/>- <text:s/></text:span><text:span text:style-name="T29">Si el usuario realiza una petición y no llega la petición al servidor, se envía un mensaje de que no se pudo conectar y si se desea repetir la operación se debe realizar el proceso desde el inicio.</text:span></text:p>
      <text:p text:style-name="P59"/>
      <text:p text:style-name="P28"><text:span text:style-name="T28"><text:tab/>- </text:span><text:span text:style-name="T29">El sistema verifica que se ingresen todos los parámetros correspondientes, además pueden ser invocados en un orden diferente al que se indicó inicialmente en la sintaxis.</text:span></text:p>
      <text:p text:style-name="P28"><text:tab/></text:p>
      <text:p text:style-name="P31"/>
      <text:p text:style-name="P31"/>
      <text:p text:style-name="P16"/>
      <text:p text:style-name="P16"/>
      <text:p text:style-name="P16"/>
      <text:p text:style-name="P16"/>
      <text:p text:style-name="P16"/>
      <text:p text:style-name="P16"/>
      <text:p text:style-name="P16"/>
      <text:p text:style-name="P16"/>
      <text:p text:style-name="P16"/>
      <text:p text:style-name="P16"><text:soft-page-break/>CONCLUSIÓN</text:p>
      <text:p text:style-name="P16"/>
      <text:p text:style-name="P19"><text:tab/><text:span text:style-name="T30">La implementación del sistem</text:span><text:span text:style-name="T31">a para una red de cajeros nos ha permitido aprender y profundizar sobre el paradigma Cliente/Servidor, como funciona y como establecer la comunicación mediante </text:span><text:span text:style-name="T32">l</text:span><text:span text:style-name="T31">os socktes de Berkeley.</text:span></text:p>
      <text:p text:style-name="P60"><text:tab/></text:p>
      <text:p text:style-name="P20"><text:span text:style-name="T31"><text:tab/>Al iniciar la implementación del sistema se tuvo que elegir que protocolo usar para la capa de transporte, </text:span><text:span text:style-name="T32">se </text:span><text:span text:style-name="T31">decid</text:span><text:span text:style-name="T32">ió</text:span><text:span text:style-name="T31"> usar el protocolo TCP </text:span><text:span text:style-name="T32">ampliando nuestros conocimientos sobre los protocolos de comunicación, como funcionan, y cuales son las ventajas y desventajas que tienen unos protocolos sobre otros,</text:span><text:span text:style-name="T31"> </text:span><text:span text:style-name="T32">mostrándonos su importancia para el desarrollo de las redes de comunicación.</text:span></text:p>
      <text:p text:style-name="P20"/>
      <text:p text:style-name="P61"><text:tab/>Finalmente se logró desarrollar un sistema bastante sólido y que cumple con todos los requerimiento<text:span text:style-name="T71">s</text:span> solicitados, logrando los objetivos del proyecto y de este modulo del curs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REFERENCIAS BIBLIOGRÁFICAS</text:p>
      <text:p text:style-name="P30"/>
      <text:p text:style-name="P38"><text:tab/>-<text:span text:style-name="T14"> <text:s/>Computer <text:s text:c="2"/>Networks <text:s text:c="2"/>(</text:span><text:span text:style-name="T36">Quinta </text:span><text:span text:style-name="T14">Edici</text:span><text:span text:style-name="T36">ó</text:span><text:span text:style-name="T14">n) <text:s text:c="2"/>por <text:s text:c="2"/>Andrew <text:s text:c="2"/>S. <text:s text:c="2"/>Tanenbaum <text:s text:c="2"/>y <text:s text:c="2"/>David <text:s text:c="2"/>J. <text:s text:c="2"/><text:tab/></text:span><text:span text:style-name="T14">Wetheral</text:span></text:p>
      <text:p text:style-name="P62"/>
      <text:p text:style-name="P38"><text:span text:style-name="T14"><text:tab/>- <text:s/></text:span><text:a xlink:type="simple" xlink:href="http://www.linuxhowtos.org/C_C++/socket.htm" text:style-name="Internet_20_link"><text:span text:style-name="T69">http://www.linuxhowtos.org/C_C++/socket.htm</text:span></text:a></text:p>
      <text:p text:style-name="P38"/>
      <text:p text:style-name="P39"><text:span text:style-name="T14"><text:tab/>- <text:s/></text:span><text:span text:style-name="T33">http://es.tldp.org/Tutoriales/PROG-SOCKETS/prog-socket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321b2c" officeooo:paragraph-rsid="00321b2c" fo:background-color="#fffff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Index" style:page-layout-name="Mpm1">
      <style:footer>
        <text:p text:style-name="Footer"/>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1:32:23.603819258</meta:creation-date>
    <dc:date>2016-10-30T22:03:18.556171641</dc:date>
    <meta:editing-duration>PT9H59M21S</meta:editing-duration>
    <meta:editing-cycles>15</meta:editing-cycles>
    <meta:generator>LibreOffice/4.2.8.2$Linux_X86_64 LibreOffice_project/420m0$Build-2</meta:generator>
    <meta:document-statistic meta:table-count="0" meta:image-count="4" meta:object-count="0" meta:page-count="14" meta:paragraph-count="145" meta:word-count="2175" meta:character-count="15285" meta:non-whitespace-character-count="12964"/>
  </office:meta>
</office:document-meta>
</file>